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rect draw:style-name="gr1" draw:layer="layout" svg:width="2cm" svg:height="2cm" svg:x="0cm" svg:y="0cm">
            <text:p/>
          </draw:rect>
          <draw:circle draw:style-name="gr1" draw:layer="layout" svg:width="0.333cm" svg:height="0.333cm" svg:x="0.5cm" svg:y="0.833cm">
            <text:p/>
          </draw:circle>
          <draw:circle draw:style-name="gr1" draw:layer="layout" svg:width="0.333cm" svg:height="0.333cm" svg:x="1.167cm" svg:y="0.833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Horizontal Jumper</dc:title>
    <meta:creation-date>2011-02-07T17:03:5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